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10" style:family="paragraph" style:parent-style-name="Text_20_body">
      <style:text-properties style:font-name="Courier New" fo:font-size="9pt" style:font-size-asian="9pt" style:font-size-complex="9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5"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6" style:family="paragraph" style:parent-style-name="Text_20_body">
      <style:text-properties style:font-name="Courier New" fo:font-size="9pt" style:font-size-asian="9pt" style:font-size-complex="9pt"/>
    </style:style>
    <style:style style:name="P17" style:family="paragraph" style:parent-style-name="Text_20_body" style:list-style-name="L1">
      <style:paragraph-properties fo:margin-left="0cm" fo:margin-right="0cm" fo:text-indent="0cm" style:auto-text-indent="false"/>
    </style:style>
    <style:style style:name="P18" style:family="paragraph" style:parent-style-name="Text_20_body" style:list-style-name="L1">
      <style:paragraph-properties fo:margin-left="0cm" fo:margin-right="0cm" fo:text-indent="0cm" style:auto-text-indent="false"/>
    </style:style>
    <style:style style:name="P19" style:family="paragraph" style:parent-style-name="Text_20_body" style:list-style-name="L1">
      <style:paragraph-properties fo:margin-left="0cm" fo:margin-right="0cm" fo:text-indent="0cm" style:auto-text-indent="false"/>
    </style:style>
    <style:style style:name="P20" style:family="paragraph" style:parent-style-name="Text_20_body" style:list-style-name="L1">
      <style:paragraph-properties fo:margin-left="0cm" fo:margin-right="0cm" fo:text-indent="0cm" style:auto-text-indent="false"/>
    </style:style>
    <style:style style:name="P21" style:family="paragraph" style:parent-style-name="Text_20_body" style:list-style-name="L1">
      <style:paragraph-properties fo:margin-left="0cm" fo:margin-right="0cm" fo:text-indent="0cm" style:auto-text-indent="false"/>
    </style:style>
    <style:style style:name="P22" style:family="paragraph" style:parent-style-name="Text_20_body" style:list-style-name="L1">
      <style:paragraph-properties fo:margin-left="0cm" fo:margin-right="0cm" fo:text-indent="0cm" style:auto-text-indent="false"/>
    </style:style>
    <style:style style:name="P23" style:family="paragraph" style:parent-style-name="Text_20_body" style:list-style-name="L1">
      <style:paragraph-properties fo:margin-left="0cm" fo:margin-right="0cm" fo:text-indent="0cm" style:auto-text-indent="false"/>
    </style:style>
    <style:style style:name="P24" style:family="paragraph" style:parent-style-name="Text_20_body" style:list-style-name="L1">
      <style:paragraph-properties fo:margin-left="0cm" fo:margin-right="0cm" fo:text-indent="0cm" style:auto-text-indent="false"/>
    </style:style>
    <style:style style:name="P25" style:family="paragraph" style:parent-style-name="Text_20_body" style:list-style-name="L1">
      <style:paragraph-properties fo:margin-left="0cm" fo:margin-right="0cm" fo:text-indent="0cm" style:auto-text-indent="false"/>
    </style:style>
    <style:style style:name="P26" style:family="paragraph" style:parent-style-name="Text_20_body" style:list-style-name="L1">
      <style:paragraph-properties fo:margin-left="0cm" fo:margin-right="0cm" fo:text-indent="0cm" style:auto-text-indent="false"/>
    </style:style>
    <style:style style:name="T1" style:family="text">
      <style:text-properties style:font-name="Courier New" fo:font-weight="bold" style:font-weight-asian="bold" style:font-weight-complex="bold"/>
    </style:style>
    <style:style style:name="T2" style:family="text">
      <style:text-properties style:font-name="Courier New" fo:font-size="9pt" style:font-size-asian="9pt" style:font-size-complex="9pt"/>
    </style:style>
    <style:style style:name="T3"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2.7)</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v2.7 is available as a single download file. <text:s/>Download it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10">c:\amforth\amforth-2.7\ <text:s text:c="15"/>&lt;-- main directory, holds your project files</text:p>
      <text:p text:style-name="P10"><text:s text:c="22"/>\core <text:s text:c="11"/>&lt;-- holds amforth core</text:p>
      <text:p text:style-name="P10"><text:s text:c="22"/>\core\devices <text:s text:c="3"/>&lt;-- holds declarations for different Atmel MCUs</text:p>
      <text:p text:style-name="P10"><text:s text:c="22"/>\core\words <text:s text:c="5"/>&lt;-- holds amforth words (assembler source)</text:p>
      <text:p text:style-name="P10"><text:s text:c="22"/>\lib <text:s text:c="12"/>&lt;-- library directory</text:p>
      <text:p text:style-name="P10"><text:tab/><text:tab/><text:tab/> <text:s/>\appl <text:s text:c="11"/>&lt;-- holds complete sample applications</text:p>
      <text:p text:style-name="P10"><text:s text:c="22"/>\doc <text:s text:c="12"/>&lt;-- holds documentation</text:p>
      <text:p text:style-name="P10"><text:s text:c="22"/>\examples <text:s text:c="7"/>&lt;-- holds forth code snippets</text:p>
      <text:p text:style-name="P10"/>
      <text:p text:style-name="P11">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1"/>
      <text:p text:style-name="P11">Note that although you will be creating assembly language source files, the files will be little more than a few macro invocations. <text:s/>Generally, you will not need to know any AVR assembly language to develop your applications.</text:p>
      <text:p text:style-name="P11"/>
      <text:p text:style-name="P11">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3">; ( n1 n2 -- flag ) Compare<text:line-break/>; R( -- )<text:line-break/>; compares two values<text:line-break/>VE_EQUAL:<text:line-break/> <text:s text:c="3"/>.db $01, "="<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7">defines the Forth inner interpreter,</text:p>
        </text:list-item>
        <text:list-item>
          <text:p text:style-name="P17">declares the starting address of the Forth kernel,</text:p>
        </text:list-item>
        <text:list-item>
          <text:p text:style-name="P17">allocates the memory for the final system,</text:p>
        </text:list-item>
        <text:list-item>
          <text:p text:style-name="P17">sets up the small area of EEPROM used by the Forth system,</text:p>
        </text:list-item>
        <text:list-item>
          <text:p text:style-name="P17">declares the interrupt service routine (ISR) support,</text:p>
        </text:list-item>
        <text:list-item>
          <text:p text:style-name="P17">adds the words to be assembled into low flash memory (dict_minimum.inc),</text:p>
        </text:list-item>
        <text:list-item>
          <text:p text:style-name="P17">adds the words to be assembled into high flash memory (dict_high.inc),</text:p>
        </text:list-item>
        <text:list-item>
          <text:p text:style-name="P17">adds the words specific to your application, if any (dict_appl.inc).</text:p>
        </text:list-item>
        <text:list-item>
          <text:p text:style-name="P17">adds the words for the forth compiler (dict_compiler.inc). You need to include it in your dict_appl.inc file.</text:p>
        </text:list-item>
        <text:list-item>
          <text:p text:style-name="P17">adds the words specific to microcontrollers (dict_mcu.inc). You need to include it in your dict_appl.inc file.</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high.inc</text:h>
      <text:p text:style-name="Text_20_body">This file lists all amforth core words that will be included in that part of amforth's dictionary stored in high flash memory (also known as the bootloader area). <text:s/>The following excerpt from the standard dict_high.inc file shows how the file fits into the amforth system.</text:p>
      <text:p text:style-name="Text_20_body"/>
      <text:p text:style-name="P13">;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high.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high.inc provide flash read and write capability, though other primitives, such as branch operations and the inner interpreter, are also included. <text:s/>The amforth design puts these flash read/write operations in high flash memory because the AVR MCU does not allow instructions in that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high.inc unchanged.</text:p>
      <text:p text:style-name="Text_20_body"/>
      <text:p text:style-name="P6"/>
      <text:h text:style-name="Heading_20_2" text:outline-level="2" text:is-list-header="true">dict_minimum.inc</text:h>
      <text:p text:style-name="Text_20_body">This file was called dict_low.inc in previous versions of amforth. <text:s/>Like dict_high.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3">, nor do they include the word </text:span><text:span text:style-name="T1">words</text:span><text:span text:style-name="T3">, used to list all words in the dictionary.</text:span></text:p>
      <text:p text:style-name="P12"/>
      <text:p text:style-name="P12">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10"/>
      <text:p text:style-name="P14">;</text:p>
      <text:p text:style-name="P14">; <text:s/>dict_appl.inc <text:s text:c="3"/>add application-specific words</text:p>
      <text:p text:style-name="P14">;</text:p>
      <text:p text:style-name="P14"/>
      <text:p text:style-name="P14">.include "words/udot.asm"</text:p>
      <text:p text:style-name="P14">.include "words/words.asm"</text:p>
      <text:p text:style-name="P14"/>
      <text:p text:style-name="P14">.include “dict_compiler.inc” <text:s/>; &lt;-- if you want an extendible system</text:p>
      <text:p text:style-name="P14">.include “dict_mcu.inc” <text:s text:c="6"/>; &lt;-- if you need access to mcu specific instructions</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3">; ( -- ) System<text:line-break/>; R( -- )<text:line-break/>; application specific turnkey action<text:line-break/>VE_APPLTURNKEY:<text:line-break/> <text:s text:c="3"/>.db 11, "applturnkey"<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3"><text:s text:c="4"/>.dw XT_TOUSART0<text:line-break/> <text:s text:c="3"/>.dw XT_INTON<text:line-break/> <text:s text:c="3"/>.dw XT_VER<text:line-break/> <text:s text:c="3"/>.dw XT_EXIT<text:line-break/></text:p>
      <text:p text:style-name="P9">The above simple application sets the baud rate for the serial terminal to the baud rate defined in the template file, initializes USART0 for use as a serial port, turns on interrupts, and displays amforth's version information on this serial terminal.</text:p>
      <text:p text:style-name="P9"/>
      <text:p text:style-name="P6"/>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3">; This is a template for an amforth project.<text:line-break/>; The amforth system generated works on atmegas<text:line-break/>; with fuse factory default settings. At least <text:line-break/>; for the ATmega16 <text:line-break/>;<text:line-break/>; The order of the entries must not be changed since<text:line-break/>; it is very important that the settings are in the <text:line-break/>; right order<text:line-break/>;<text:line-break/>; first is to include the macros from the amforth<text:line-break/>; directory <text:line-break/>.include "macros.asm"<text:line-break/><text:line-break/>; amforth needs two essential parameters<text:line-break/>; cpu clock in hertz, 1MHz is factory default<text:line-break/>.equ cpu_frequency = 8000000<text:line-break/><text:line-break/>; size of return stack in bytes<text:line-break/>.equ rstacksize = 80<text:line-break/><text:line-break/>; initial baud rate of terminal<text:line-break/>.equ baud_rate = 38400<text:line-break/><text:line-break/>; the application specific dictionary can<text:line-break/>; <text:s text:c="2"/>- not be included, set to 0 (zero)<text:line-break/>; <text:s text:c="2"/>- be included in the rww section: set to 1 (one)<text:line-break/>; <text:s text:c="2"/>- be included in the nrww (bootsector) area: set to 2 (two)<text:line-break/>; this <text:s/>dictionary can be quite large so putting<text:line-break/>; it into the bootsector area (NRWW) does make sense for the bigger<text:line-break/>; atmegas only (ATmega32 and up) only<text:line-break/>.set dict_appl=1</text:p>
      <text:p text:style-name="P13"/>
      <text:p text:style-name="P13"><text:line-break/>; include the amforth device definition file. These<text:line-break/>; files include the *def.inc from atmel internally.<text:line-break/>.include "devices/atmega168.asm"<text:line-break/><text:line-break/>; change these settings only if you know what you do.<text:line-break/> <text:s/>.set heap = ramstart<text:line-break/> <text:s/>.set VE_HEAD = $0000<text:line-break/><text:line-break/><text:span text:style-name="T2">; <text:s/>Include the source for your turnkey application.</text:span></text:p>
      <text:p text:style-name="P13">.include "applturnkey.asm"</text:p>
      <text:p text:style-name="P13"/>
      <text:p text:style-name="P13"><text:soft-pag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rstacksize declares the size, in bytes, of amforth's return stack. <text:s/>This stack normally doesn't need to be very large; the declaration above allots 80 bytes for the return stack.</text:p>
      <text:p text:style-name="Text_20_body"/>
      <text:p text:style-name="Text_20_body">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If you have a turnkey application or if you want to use the default turnkey application, you should add <text:s/><text:soft-page-break/>the include statement for applturnkey.asm. <text:s/>If you understand how to define amforth words in assembly language, you can build your own turnkey application by modifying a copy of the included applturnkey.asm file. <text:s/>If you don't need a turnkey application, leave this statement as shown; the default turnkey application is suitable for most uses of amforth.</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mforth Userguide</dc:title>
    <meta:initial-creator>Karl Lunt</meta:initial-creator>
    <meta:creation-date>2007-08-28T21:07:28</meta:creation-date>
    <dc:date>2008-03-16T09:57:47</dc:date>
    <meta:printed-by>Karl Lunt</meta:printed-by>
    <meta:print-date>2007-09-23T12:58:17</meta:print-date>
    <meta:keyword>forth atmega micro controller</meta:keyword>
    <meta:editing-cycles>17</meta:editing-cycles>
    <meta:editing-duration>PT16H49M52S</meta:editing-duration>
    <meta:user-defined meta:name="Info 1">Karl Lund</meta:user-defined>
    <meta:user-defined meta:name="Info 2">Matthias Trute</meta:user-defined>
    <meta:user-defined meta:name="Info 3"/>
    <meta:user-defined meta:name="Info 4"/>
    <meta:document-statistic meta:table-count="0" meta:image-count="0" meta:object-count="0" meta:page-count="14" meta:paragraph-count="98" meta:word-count="3150" meta:character-count="19716"/>
  </office:meta>
</office:document-meta>
</file>